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MMonoProp10" svg:font-family="LMMonoProp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ructure of a .geo file</text:h>
      <text:p text:style-name="Text_20_body">A .geo file contains a model's vertices and indices in a binary format. The layout is as follows:</text:p>
      <text:list xml:id="list1840746083" text:style-name="L1">
        <text:list-item>
          <text:p text:style-name="P1">An unsigned short (H) signifying the number of vertices.</text:p>
        </text:list-item>
        <text:list-item>
          <text:p text:style-name="P1">An unsigned short (H) signifying the number of faces.</text:p>
        </text:list-item>
        <text:list-item>
          <text:p text:style-name="P1">For every vertex:</text:p>
          <text:list>
            <text:list-item>
              <text:p text:style-name="P1">An unsigned short (H) containing the number of vertex groups. This should be, at a maximum, 4.</text:p>
            </text:list-item>
            <text:list-item>
              <text:p text:style-name="P1">Three floats (fff) containing the position of the vertex.</text:p>
            </text:list-item>
            <text:list-item>
              <text:p text:style-name="P1">Three floats (fff) containing the normal of the vertex.</text:p>
            </text:list-item>
            <text:list-item>
              <text:p text:style-name="P1">Two floats (ff) containing the primary set of UV coordinates.</text:p>
            </text:list-item>
            <text:list-item>
              <text:p text:style-name="P1">Two floats (ff) containing the secondary set of UV coordinates.</text:p>
            </text:list-item>
            <text:list-item>
              <text:p text:style-name="P1">For every vertex group (maximum four):</text:p>
              <text:list>
                <text:list-item>
                  <text:p text:style-name="P1">An unsigned short (H) containing the vertex group index.</text:p>
                </text:list-item>
                <text:list-item>
                  <text:p text:style-name="P1">A float (f) containing the vertex group weight.</text:p>
                </text:list-item>
              </text:list>
            </text:list-item>
            <text:list-item>
              <text:p text:style-name="P1">An unsigned short (H) containing the material index.</text:p>
            </text:list-item>
          </text:list>
        </text:list-item>
        <text:list-item>
          <text:p text:style-name="P1">For every face:</text:p>
          <text:list>
            <text:list-item>
              <text:p text:style-name="P1">Three unsigned shorts (HHH) containing the face's indic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MMonoProp10" svg:font-family="LMMonoProp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2-11-11T11:41:23</meta:creation-date>
    <meta:generator>LibreOffice/3.5$Linux_X86_64 LibreOffice_project/350m1$Build-2</meta:generator>
    <dc:date>2012-11-11T12:12:11</dc:date>
    <dc:creator>Nick </dc:creator>
    <meta:editing-duration>PT30M5S</meta:editing-duration>
    <meta:editing-cycles>24</meta:editing-cycles>
    <meta:document-statistic meta:table-count="0" meta:image-count="0" meta:object-count="0" meta:page-count="1" meta:paragraph-count="16" meta:word-count="155" meta:character-count="857" meta:non-whitespace-character-count="732"/>
  </office:meta>
</office:document-meta>
</file>